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Sheet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Pivot Table_Sheet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Pivot Table_Pivot Table_Pivot Table_Sheet1_1_1_2" table:style-name="ta1">
        <table:shapes>
          <draw:frame draw:z-index="0" draw:style-name="gr1" draw:text-style-name="P1" svg:width="15.997cm" svg:height="9.004cm" svg:x="0cm" svg:y="5.153cm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3"/>
        <table:table-column table:style-name="co1" table:default-cell-style-name="ce18"/>
        <table:table-column table:style-name="co1" table:default-cell-style-name="ce24"/>
        <table:table-column table:style-name="co1" table:default-cell-style-name="ce30"/>
        <table:table-row table:style-name="ro1">
          <table:table-cell table:style-name="ce10"/>
          <table:table-cell table:style-name="ce15" office:value-type="string" calcext:value-type="string">
            <text:p>Data</text:p>
          </table:table-cell>
          <table:table-cell table:style-name="ce21"/>
          <table:table-cell table:style-name="ce27"/>
        </table:table-row>
        <table:table-row table:style-name="ro1">
          <table:table-cell table:style-name="ce11" office:value-type="string" calcext:value-type="string">
            <text:p>annee</text:p>
          </table:table-cell>
          <table:table-cell table:style-name="ce16" office:value-type="string" calcext:value-type="string">
            <text:p>Sum - maximum</text:p>
          </table:table-cell>
          <table:table-cell table:style-name="ce22" office:value-type="string" calcext:value-type="string">
            <text:p>Sum - minimum</text:p>
          </table:table-cell>
          <table:table-cell table:style-name="ce28" office:value-type="string" calcext:value-type="string">
            <text:p>Sum - moyenne</text:p>
          </table:table-cell>
        </table:table-row>
        <table:table-row table:style-name="ro1">
          <table:table-cell table:style-name="ce12" office:value-type="float" office:value="2020" calcext:value-type="float">
            <text:p>2020</text:p>
          </table:table-cell>
          <table:table-cell table:style-name="ce17" office:value-type="float" office:value="427.94" calcext:value-type="float">
            <text:p>427,94</text:p>
          </table:table-cell>
          <table:table-cell table:style-name="ce23" office:value-type="float" office:value="4.11" calcext:value-type="float">
            <text:p>4,11</text:p>
          </table:table-cell>
          <table:table-cell table:style-name="ce29" office:value-type="float" office:value="69.201686" calcext:value-type="float">
            <text:p>69,20168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898587" calcext:value-type="float">
            <text:p>65,89858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449114" calcext:value-type="float">
            <text:p>67,44911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606801" calcext:value-type="float">
            <text:p>74,60680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00426" calcext:value-type="float">
            <text:p>80,800426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9" office:value-type="float" office:value="170.9" calcext:value-type="float">
            <text:p>170,9</text:p>
          </table:table-cell>
          <table:table-cell table:style-name="ce25" office:value-type="float" office:value="4.5" calcext:value-type="float">
            <text:p>4,5</text:p>
          </table:table-cell>
          <table:table-cell table:style-name="ce31" office:value-type="float" office:value="32.953656" calcext:value-type="float">
            <text:p>32,953656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20" office:value-type="float" office:value="2418.99" calcext:value-type="float">
            <text:p>2418,99</text:p>
          </table:table-cell>
          <table:table-cell table:style-name="ce26" office:value-type="float" office:value="25.49" calcext:value-type="float">
            <text:p>25,49</text:p>
          </table:table-cell>
          <table:table-cell table:style-name="ce32" office:value-type="float" office:value="390.91027" calcext:value-type="float">
            <text:p>390,91027</text:p>
          </table:table-cell>
        </table:table-row>
      </table:table>
      <table:table table:name="Pivot Table_Pivot Table_Pivot Table_Sheet1_1_1_1" table:style-name="ta1">
        <table:table-column table:style-name="co1" table:default-cell-style-name="ce13"/>
        <table:table-column table:style-name="co1" table:default-cell-style-name="ce36"/>
        <table:table-row table:style-name="ro1">
          <table:table-cell table:style-name="ce33" office:value-type="string" calcext:value-type="string">
            <text:p>nomedit</text:p>
          </table:table-cell>
          <table:table-cell table:style-name="ce34" office:value-type="string" calcext:value-type="string">
            <text:p>Sum - nbauteurs</text:p>
          </table:table-cell>
        </table:table-row>
        <table:table-row table:style-name="ro1">
          <table:table-cell table:style-name="ce12" office:value-type="string" calcext:value-type="string">
            <text:p>Actes Sud</text:p>
          </table:table-cell>
          <table:table-cell table:style-name="ce35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table:style-name="ce37" office:value-type="float" office:value="340" calcext:value-type="float">
            <text:p>340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38" office:value-type="float" office:value="1595" calcext:value-type="float">
            <text:p>1595</text:p>
          </table:table-cell>
        </table:table-row>
      </table:table>
      <table:named-expressions/>
      <table:data-pilot-tables>
        <table:data-pilot-table table:name="DataPilot1" table:application-data="" table:target-range-address="'Pivot Table_Pivot Table_Pivot Table_Sheet1_1_1_1'.A1:'Pivot Table_Pivot Table_Pivot Table_Sheet1_1_1_1'.B12" table:buttons="'Pivot Table_Pivot Table_Pivot Table_Sheet1_1_1_1'.A1" table:show-filter-button="false" table:drill-down-on-double-click="false">
          <table:database-source-query table:database-name="LibreOfficeBaseLibrairieLocalHost" table:query-name="Graphique5LocalHost"/>
          <table:data-pilot-field table:source-field-name="nomedit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Pivot Table_Pivot Table_Sheet1_1_1_2'.A1:'Pivot Table_Pivot Table_Pivot Table_Sheet1_1_1_2'.D9" table:buttons="'Pivot Table_Pivot Table_Pivot Table_Sheet1_1_1_2'.A2 'Pivot Table_Pivot Table_Pivot Table_Sheet1_1_1_2'.B1" table:show-filter-button="false" table:drill-down-on-double-click="false">
          <table:database-source-query table:database-name="LibreOfficeBaseLibrairieLocalHost" table:query-name="Graphique8Localhost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sum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sum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sum">
            <table:data-pilot-level table:show-empty="false" calcext:repeat-item-labels="false">
              <table:data-pilot-members>
                <table:data-pilot-member table:name="32,953656" table:display="true" table:show-details="true"/>
                <table:data-pilot-member table:name="65,898587" table:display="true" table:show-details="true"/>
                <table:data-pilot-member table:name="67,449114" table:display="true" table:show-details="true"/>
                <table:data-pilot-member table:name="69,201686" table:display="true" table:show-details="true"/>
                <table:data-pilot-member table:name="74,606801" table:display="true" table:show-details="true"/>
                <table:data-pilot-member table:name="80,8004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fr" fo:country="FR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/00/0000</text:date>, <text:time style:data-style-name="N2" text:time-value="10:19:48.7717473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6:02:39.021915756</meta:creation-date>
    <dc:date>2025-03-22T10:33:02.070244853</dc:date>
    <meta:editing-duration>PT17M46S</meta:editing-duration>
    <meta:editing-cycles>2</meta:editing-cycles>
    <meta:generator>LibreOffice/25.2.1.2$Linux_X86_64 LibreOffice_project/520$Build-2</meta:generator>
    <meta:document-statistic meta:table-count="5" meta:cell-count="5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2" chart:class="chart:line" chart:style-name="ch1">
        <chart:legend chart:legend-position="end" svg:x="12.225cm" svg:y="2.951cm" style:legend-expansion="high" chart:style-name="ch2"/>
        <chart:plot-area chart:style-name="ch3" svg:x="0.319cm" svg:y="0.18cm" svg:width="11.587cm" svg:height="7.745cm">
          <chart:coordinate-region svg:x="1.144cm" svg:y="0.379cm" svg:width="10.379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6"/>
          </chart:series>
          <chart:series chart:style-name="ch7" chart:values-cell-range-address="PT@data 1" chart:label-cell-address="PT@label 1" chart:class="chart:line">
            <chart:data-point chart:repeated="6"/>
          </chart:series>
          <chart:series chart:style-name="ch8" chart:values-cell-range-address="PT@data 2" chart:label-cell-address="PT@label 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maximum</text:p>
                <draw:g>
                  <svg:desc>PT@label 0</svg:desc>
                </draw:g>
              </table:table-cell>
              <table:table-cell office:value-type="string">
                <text:p>Sum - minimum</text:p>
                <draw:g>
                  <svg:desc>PT@label 1</svg:desc>
                </draw:g>
              </table:table-cell>
              <table:table-cell office:value-type="string">
                <text:p>Sum - moyenne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427.94">
                <text:p>427.94</text:p>
                <draw:g>
                  <svg:desc>PT@data 0</svg:desc>
                </draw:g>
              </table:table-cell>
              <table:table-cell office:value-type="float" office:value="4.11">
                <text:p>4.11</text:p>
                <draw:g>
                  <svg:desc>PT@data 1</svg:desc>
                </draw:g>
              </table:table-cell>
              <table:table-cell office:value-type="float" office:value="69.201686">
                <text:p>69.201686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  <table:table-cell office:value-type="float" office:value="65.898587">
                <text:p>65.89858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  <table:table-cell office:value-type="float" office:value="67.449114">
                <text:p>67.449114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  <table:table-cell office:value-type="float" office:value="74.606801">
                <text:p>74.60680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  <table:table-cell office:value-type="float" office:value="80.800426">
                <text:p>80.80042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  <table:table-cell office:value-type="float" office:value="32.953656">
                <text:p>32.953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